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0801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1cm" svg:x="2cm" svg:y="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cm" svg:height="0.962cm" svg:x="2cm" svg:y="3.038cm">
          <draw:text-box>
            <text:p>tab</text:p>
          </draw:text-box>
        </draw:frame>
        <draw:custom-shape draw:style-name="gr3" draw:text-style-name="P2" draw:layer="layout" svg:width="1cm" svg:height="1cm" svg:x="6cm" svg:y="2cm">
          <text:p text:style-name="P2">3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cm" svg:y1="2.5cm" svg:x2="6cm" svg:y2="2.5cm">
          <text:p/>
        </draw:line>
        <draw:custom-shape draw:style-name="gr1" draw:text-style-name="P1" draw:layer="layout" svg:width="2cm" svg:height="1cm" svg:x="2cm" svg:y="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cm" svg:height="0.962cm" svg:x="2cm" svg:y="5cm">
          <draw:text-box>
            <text:p>ptr</text:p>
          </draw:text-box>
        </draw:frame>
        <draw:line draw:style-name="gr4" draw:text-style-name="P1" draw:layer="layout" svg:x1="3.067cm" svg:y1="4.904cm" svg:x2="6.067cm" svg:y2="2.904cm">
          <text:p/>
        </draw:line>
        <draw:custom-shape draw:style-name="gr3" draw:text-style-name="P2" draw:layer="layout" svg:width="1cm" svg:height="1cm" svg:x="7cm" svg:y="2cm">
          <text:p>8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2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0cm" svg:y="2cm">
          <text:p text:style-name="P2">-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cm" svg:y="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2cm" svg:y="6.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cm" svg:height="0.962cm" svg:x="2cm" svg:y="7.538cm">
          <draw:text-box>
            <text:p>tab</text:p>
          </draw:text-box>
        </draw:frame>
        <draw:custom-shape draw:style-name="gr3" draw:text-style-name="P2" draw:layer="layout" svg:width="1cm" svg:height="1cm" svg:x="6cm" svg:y="6.5cm">
          <text:p text:style-name="P2">3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cm" svg:y1="7cm" svg:x2="6cm" svg:y2="7cm">
          <text:p/>
        </draw:line>
        <draw:custom-shape draw:style-name="gr1" draw:text-style-name="P1" draw:layer="layout" svg:width="2cm" svg:height="1cm" svg:x="2cm" svg:y="8.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cm" svg:height="0.962cm" svg:x="2cm" svg:y="9.5cm">
          <draw:text-box>
            <text:p>ptr</text:p>
          </draw:text-box>
        </draw:frame>
        <draw:line draw:style-name="gr4" draw:text-style-name="P1" draw:layer="layout" svg:x1="3cm" svg:y1="9cm" svg:x2="7cm" svg:y2="7.5cm">
          <text:p/>
        </draw:line>
        <draw:custom-shape draw:style-name="gr3" draw:text-style-name="P2" draw:layer="layout" svg:width="1cm" svg:height="1cm" svg:x="7cm" svg:y="6.5cm">
          <text:p>8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6.5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0cm" svg:y="6.5cm">
          <text:p text:style-name="P2">-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cm" svg:y="6.5cm">
          <text:p text:style-name="P2">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dh </meta:initial-creator>
    <meta:creation-date>2014-10-05T11:32:01</meta:creation-date>
    <dc:date>2015-09-24T12:20:20.563242460</dc:date>
    <dc:creator>Bernard HENRIET</dc:creator>
    <meta:editing-duration>PT22M43S</meta:editing-duration>
    <meta:editing-cycles>5</meta:editing-cycles>
    <meta:generator>LibreOffice/4.2.8.2$Linux_x86 LibreOffice_project/420m0$Build-2</meta:generator>
    <meta:document-statistic meta:object-count="22"/>
  </office:meta>
</office:document-meta>
</file>